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a5a5a5" style:text-align-source="fix" style:repeat-content="false" fo:border-left="0.51pt solid #000000" fo:border-right="0.51pt solid #000000" fo:border-top="0.06pt solid #000000"/>
      <style:paragraph-properties fo:text-align="center"/>
      <style:text-properties fo:color="#ffffff" style:text-outline="false" style:text-line-through-style="none" style:text-line-through-type="none" style:font-name="Calibri" fo:font-size="11pt" fo:language="fr" fo:country="CH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fr" style:country-asian="CH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ededed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Calibri" fo:font-size="11pt" fo:language="fr" fo:country="CH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fr" style:country-asian="CH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Calibri" fo:font-size="11pt" fo:language="fr" fo:country="CH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fr" style:country-asian="CH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a5a5a5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ededed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fr" style:country-asian="CH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fr" style:country-asian="CH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Calibri" fo:font-size="11pt" fo:font-weight="bold" style:text-position="super 58%" fo:language="fr" fo:country="CH" style:language-asian="fr" style:country-asian="CH" style:language-complex="ar" style:country-complex="SA" style:font-name-asian="Times New Roman" style:font-name-complex="Calibri" style:font-size-asian="11pt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>
            <text:p>Plage</text:p>
          </table:table-cell>
          <table:table-cell table:style-name="ce4" office:value-type="string" calcext:value-type="string">
            <text:p>Surface plage</text:p>
            <text:p>m<text:span text:style-name="T1">2</text:span></text:p>
          </table:table-cell>
          <table:table-cell table:style-name="ce1" office:value-type="string" calcext:value-type="string">
            <text:p>Nombre de bénévoles </text:p>
          </table:table-cell>
          <table:table-cell table:style-name="ce1" office:value-type="string" calcext:value-type="string">
            <text:p>Temps total échantillonnage <text:s/>Ligne d'eau (min)</text:p>
          </table:table-cell>
          <table:table-cell table:style-name="ce1" office:value-type="string" calcext:value-type="string">
            <text:p>Temps total échantillonnage Plage sèche (min)</text:p>
          </table:table-cell>
        </table:table-row>
        <table:table-row table:style-name="ro2">
          <table:table-cell office:value-type="string" calcext:value-type="string">
            <text:p>Amphion</text:p>
          </table:table-cell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style-name="ce3" office:value-type="string" calcext:value-type="string">
            <text:p>Anthy-Séchex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Aubonne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table:style-name="ce3" office:value-type="string" calcext:value-type="string">
            <text:p>Baby plage</text:p>
          </table:table-cell>
          <table:table-cell table:style-name="ce6" office:value-type="float" office:value="513" calcext:value-type="float">
            <text:p>51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99" calcext:value-type="float">
            <text:p>199</text:p>
          </table:table-cell>
        </table:table-row>
        <table:table-row table:style-name="ro2">
          <table:table-cell office:value-type="string" calcext:value-type="string">
            <text:p>Bouveret</text:p>
          </table:table-cell>
          <table:table-cell office:value-type="float" office:value="538" calcext:value-type="float">
            <text:p>53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table:style-name="ce3" office:value-type="string" calcext:value-type="string">
            <text:p>Clarens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Cran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Cully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mbouchure Versoix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3" office:value-type="string" calcext:value-type="string">
            <text:p>Excenevex</text:p>
          </table:table-cell>
          <table:table-cell table:style-name="ce6" office:value-type="float" office:value="1977" calcext:value-type="float">
            <text:p>197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901" calcext:value-type="float">
            <text:p>901</text:p>
          </table:table-cell>
        </table:table-row>
        <table:table-row table:style-name="ro2">
          <table:table-cell office:value-type="string" calcext:value-type="string">
            <text:p>Gland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Grangettes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Hermance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table:style-name="ce3" office:value-type="string" calcext:value-type="string">
            <text:p>Lugrin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Lutry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table:style-name="ce3" office:value-type="string" calcext:value-type="string">
            <text:p>Meillerie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ichette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Port choiseul</text:p>
          </table:table-cell>
          <table:table-cell table:style-name="ce6" office:value-type="float" office:value="437" calcext:value-type="float">
            <text:p>43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Préverenges</text:p>
          </table:table-cell>
          <table:table-cell office:value-type="float" office:value="1123" calcext:value-type="float">
            <text:p>1123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 table:style-name="ce3" office:value-type="string" calcext:value-type="string">
            <text:p>Rolle</text:p>
          </table:table-cell>
          <table:table-cell table:style-name="ce6" office:value-type="float" office:value="954" calcext:value-type="float">
            <text:p>95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415" calcext:value-type="float">
            <text:p>415</text:p>
          </table:table-cell>
        </table:table-row>
        <table:table-row table:style-name="ro2">
          <table:table-cell office:value-type="string" calcext:value-type="string">
            <text:p>Saint-disdille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style-name="ce3" office:value-type="string" calcext:value-type="string">
            <text:p>Savonnière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Tolochenaz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3" office:value-type="string" calcext:value-type="string">
            <text:p>Tougues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22" calcext:value-type="float">
            <text:p>222</text:p>
          </table:table-cell>
        </table:table-row>
        <table:table-row table:style-name="ro2">
          <table:table-cell office:value-type="string" calcext:value-type="string">
            <text:p>Vidy</text:p>
          </table:table-cell>
          <table:table-cell office:value-type="float" office:value="545" calcext:value-type="float">
            <text:p>545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223" calcext:value-type="float">
            <text:p>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06:06:14.295374373</meta:creation-date>
    <dc:date>2024-06-11T06:07:36.000700093</dc:date>
    <meta:editing-duration>PT1M22S</meta:editing-duration>
    <meta:editing-cycles>1</meta:editing-cycles>
    <meta:document-statistic meta:table-count="1" meta:cell-count="130" meta:object-count="0"/>
    <meta:generator>LibreOffice/7.3.7.2$Linux_X86_64 LibreOffice_project/30$Build-2</meta:generator>
  </office:meta>
</office:document-meta>
</file>